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16A300001355778B2158.svm" manifest:media-type=""/>
  <manifest:file-entry manifest:full-path="Pictures/200000090000156600001654071CB395.svm" manifest:media-type=""/>
  <manifest:file-entry manifest:full-path="Pictures/20000009000044BC00003DCF77D87EE6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6ad497" officeooo:paragraph-rsid="000d993f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6a4853" officeooo:paragraph-rsid="000d993f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normal" officeooo:rsid="00e61c8e" officeooo:paragraph-rsid="000d993f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206862" officeooo:paragraph-rsid="000d993f" style:font-weight-asian="bold" style:font-weight-complex="bold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0dc94" officeooo:paragraph-rsid="000d993f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a4ab" officeooo:paragraph-rsid="000d993f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6034ed" officeooo:paragraph-rsid="000d993f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206862" officeooo:paragraph-rsid="000d993f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officeooo:rsid="0022c1f9" officeooo:paragraph-rsid="000d993f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weight="bold" officeooo:rsid="000d993f" officeooo:paragraph-rsid="000d993f" style:font-weight-asian="bold" style:font-weight-complex="bold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weight="normal" officeooo:rsid="000d993f" officeooo:paragraph-rsid="000d993f" style:font-weight-asian="normal" style:font-weight-complex="normal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weight="normal" officeooo:rsid="000e9b44" officeooo:paragraph-rsid="000e9b44" style:font-weight-asian="normal" style:font-weight-complex="normal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weight="normal" officeooo:rsid="000ebd67" officeooo:paragraph-rsid="000ebd67" style:font-weight-asian="normal" style:font-weight-complex="normal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5f4247" officeooo:paragraph-rsid="000d993f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a4ab" officeooo:paragraph-rsid="000d993f"/>
    </style:style>
    <style:style style:name="P16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officeooo:paragraph-rsid="000d993f" style:font-size-asian="18pt" style:font-size-complex="18pt"/>
    </style:style>
    <style:style style:name="P17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font-style="italic" officeooo:rsid="00c13b24" officeooo:paragraph-rsid="000d993f" style:font-size-asian="12pt" style:font-style-asian="italic" style:font-size-complex="12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1ca3f"/>
    </style:style>
    <style:style style:name="T3" style:family="text">
      <style:text-properties fo:language="en" fo:country="US" officeooo:rsid="00603df5"/>
    </style:style>
    <style:style style:name="T4" style:family="text">
      <style:text-properties fo:language="en" fo:country="US" officeooo:rsid="001d19cc"/>
    </style:style>
    <style:style style:name="T5" style:family="text">
      <style:text-properties fo:language="en" fo:country="US" officeooo:rsid="006d5413"/>
    </style:style>
    <style:style style:name="T6" style:family="text">
      <style:text-properties fo:language="en" fo:country="US" officeooo:rsid="00018ec4"/>
    </style:style>
    <style:style style:name="T7" style:family="text">
      <style:text-properties fo:language="en" fo:country="US" officeooo:rsid="001e9406"/>
    </style:style>
    <style:style style:name="T8" style:family="text">
      <style:text-properties fo:language="en" fo:country="US" officeooo:rsid="001f5ed4"/>
    </style:style>
    <style:style style:name="T9" style:family="text">
      <style:text-properties fo:language="en" fo:country="US" officeooo:rsid="006329b4"/>
    </style:style>
    <style:style style:name="T10" style:family="text">
      <style:text-properties fo:language="en" fo:country="US" officeooo:rsid="00c26137"/>
    </style:style>
    <style:style style:name="T11" style:family="text">
      <style:text-properties fo:language="en" fo:country="US" officeooo:rsid="0020dc94"/>
    </style:style>
    <style:style style:name="T12" style:family="text">
      <style:text-properties fo:language="en" fo:country="US" officeooo:rsid="000d993f"/>
    </style:style>
    <style:style style:name="T13" style:family="text">
      <style:text-properties fo:language="en" fo:country="US" officeooo:rsid="000f56e4"/>
    </style:style>
    <style:style style:name="T14" style:family="text">
      <style:text-properties officeooo:rsid="006dcca8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80bf61"/>
    </style:style>
    <style:style style:name="T17" style:family="text">
      <style:text-properties officeooo:rsid="0020dc94"/>
    </style:style>
    <style:style style:name="T18" style:family="text">
      <style:text-properties officeooo:rsid="007eddd5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2">The </text:span><text:span text:style-name="T3">SMBX</text:span><text:span text:style-name="T12">64 World map</text:span></text:p>
      <text:p text:style-name="P17"><text:span text:style-name="T1"/></text:p>
      <text:p text:style-name="P3"><text:span text:style-name="Descr_5f_ttl2">Introduction</text:span></text:p>
      <text:p text:style-name="P4"><text:span text:style-name="T14">Standart</text:span> parameters<text:span text:style-name="T15">:</text:span></text:p>
      <text:p text:style-name="P8">Max world <text:span text:style-name="T13">map</text:span> size:<text:tab/>10000x10000 tiles</text:p>
      <text:p text:style-name="P8">Size of one tile<text:span text:style-name="T15">:<text:tab/></text:span><text:span text:style-name="T11">32x32 pixel</text:span></text:p>
      <text:p text:style-name="P8"><text:span text:style-name="T11"/></text:p>
      <text:p text:style-name="P10"><text:span text:style-name="T11">L</text:span><text:span text:style-name="T1">imits:</text:span></text:p>
      <text:p text:style-name="P11"><text:span text:style-name="T1">Tiles:<text:tab/>20000</text:span></text:p>
      <text:p text:style-name="P11"><text:span text:style-name="T1">Paths:<text:tab/>2000</text:span></text:p>
      <text:p text:style-name="P11"><text:span text:style-name="T1">Music-Boxes:<text:tab/>1000</text:span></text:p>
      <text:p text:style-name="P12"><text:span text:style-name="T1">Sceneries:<text:tab/>5000</text:span></text:p>
      <text:p text:style-name="P13"><text:span text:style-name="T1">Levels:<text:tab/>400</text:span></text:p>
      <text:p text:style-name="P5"/>
      <text:p text:style-name="P9"><text:span text:style-name="Descr_5f_ttl2"><text:span text:style-name="T17">A</text:span></text:span><text:span text:style-name="Descr_5f_ttl2">rchitecture of world map</text:span></text:p>
      <text:p text:style-name="P6"><draw:frame draw:style-name="fr1" draw:name="Изображение1" text:anchor-type="paragraph" svg:x="0.051cm" svg:y="1.461cm" svg:width="16.9cm" svg:height="15.196cm" draw:z-index="0"><draw:image xlink:href="Pictures/20000009000044BC00003DCF77D87EE6.svm" xlink:type="simple" xlink:show="embed" xlink:actuate="onLoad"/></draw:frame> <text:s text:c="10"/>As well as levels, the world map, is in uniform space, the sea, where each "world" - the island. But unlike levels, the world map doesn't separate into sections.</text:p>
      <text:p text:style-name="P6"/>
      <text:p text:style-name="P6"/>
      <text:p text:style-name="P15"/>
      <text:p text:style-name="P14"><text:s text:c="12"/><text:span text:style-name="T18">All world maps are divided into a grid from cells on 32 pixels. All objects are strictly bound to a grid. The only exception are objects of the scenery which are restricted to a grid in 16 pixels.</text:span></text:p>
      <text:p text:style-name="P7"><draw:frame draw:style-name="fr1" draw:name="Изображение3" text:anchor-type="paragraph" svg:x="9.835cm" svg:y="0.529cm" svg:width="5.479cm" svg:height="5.717cm" draw:z-index="2"><draw:image xlink:href="Pictures/200000090000156600001654071CB395.svm" xlink:type="simple" xlink:show="embed" xlink:actuate="onLoad"/></draw:frame></text:p>
      <text:p text:style-name="P7"><draw:frame draw:style-name="fr1" draw:name="Изображение2" text:anchor-type="paragraph" svg:x="0.589cm" svg:y="0.259cm" svg:width="5.794cm" svg:height="4.949cm" draw:z-index="1"><draw:image xlink:href="Pictures/20000009000016A300001355778B2158.svm" xlink:type="simple" xlink:show="embed" xlink:actuate="onLoad"/></draw:frame></text:p>
      <text:p text:style-name="P7"><text:s text:c="11"/><text:span text:style-name="T16">For setting and changing music, you <text:s/>need a "Points of Change Music". If the player's character gets up, or passes by this point, music which corresponds to this point will be set.</text:span></text:p>
      <text:p text:style-name="P2"/>
      <text:p text:style-name="P1">A detailed demonstration of the "points of change music" in action, is available on youtube<text:line-break/>in this video: </text:p>
      <text:p text:style-name="P1"><text:a xlink:type="simple" xlink:href="http://www.youtube.com/watch?v=GTdgaHQshTs">http://www.youtube.com/watch?v=GTdgaHQshTs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18:49:03.317000000</meta:creation-date>
    <dc:date>2014-04-29T18:52:55.336000000</dc:date>
    <meta:editing-duration>PT2M23S</meta:editing-duration>
    <meta:editing-cycles>9</meta:editing-cycles>
    <meta:generator>LibreOffice/4.2.0.4$Windows_x86 LibreOffice_project/05dceb5d363845f2cf968344d7adab8dcfb2ba71</meta:generator>
    <meta:document-statistic meta:table-count="0" meta:image-count="3" meta:object-count="0" meta:page-count="2" meta:paragraph-count="17" meta:word-count="152" meta:character-count="936" meta:non-whitespace-character-count="765"/>
  </office:meta>
</office:document-meta>
</file>